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3.474cm" svg:y="10.335cm">
            <draw:object draw:notify-on-update-of-ranges="Feuille1.A1:Feuille1.A1 Feuille1.A2:Feuille1.A21 Feuille1.B1:Feuille1.B1 Feuille1.B2:Feuille1.B21 Feuille1.A1:Feuille1.A1 Feuille1.A2:Feuille1.A21 Feuille1.C1:Feuille1.C1 Feuille1.C2:Feuille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7" table:default-cell-style-name="ce1"/>
        <table:table-column table:style-name="co6" table:number-columns-repeated="1003" table:default-cell-style-name="ce1"/>
        <table:table-row table:style-name="ro1">
          <table:table-cell office:value-type="string">
            <text:p>Nombre de points de départ</text:p>
          </table:table-cell>
          <table:table-cell office:value-type="string">
            <text:p>Bonne</text:p>
          </table:table-cell>
          <table:table-cell office:value-type="string">
            <text:p>total</text:p>
          </table:table-cell>
          <table:table-cell office:value-type="string">
            <text:p>temps</text:p>
          </table:table-cell>
          <table:table-cell office:value-type="string">
            <text:p>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00000003">
            <text:p>0,200000003</text:p>
          </table:table-cell>
          <table:table-cell office:value-type="float" office:value="10.36666679">
            <text:p>10,36666679</text:p>
          </table:table-cell>
          <table:table-cell office:value-type="float" office:value="0.003999999724">
            <text:p>0,0039999997</text:p>
          </table:table-cell>
          <table:table-cell table:formula="of:=[.B2]/[.C2]" office:value-type="float" office:value="0.0192926045614706">
            <text:p>0,019292604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33333373">
            <text:p>0,4333333373</text:p>
          </table:table-cell>
          <table:table-cell office:value-type="float" office:value="15">
            <text:p>15</text:p>
          </table:table-cell>
          <table:table-cell office:value-type="float" office:value="0.007000000682">
            <text:p>0,0070000007</text:p>
          </table:table-cell>
          <table:table-cell table:formula="of:=[.B3]/[.C3]" office:value-type="float" office:value="0.0288888891533333">
            <text:p>0,028888889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999999881">
            <text:p>0,6999999881</text:p>
          </table:table-cell>
          <table:table-cell office:value-type="float" office:value="23.43333244">
            <text:p>23,43333244</text:p>
          </table:table-cell>
          <table:table-cell office:value-type="float" office:value="0.01133333426">
            <text:p>0,0113333343</text:p>
          </table:table-cell>
          <table:table-cell table:formula="of:=[.B4]/[.C4]" office:value-type="float" office:value="0.0298719778713642">
            <text:p>0,029871977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33333302">
            <text:p>1,033333302</text:p>
          </table:table-cell>
          <table:table-cell office:value-type="float" office:value="32.20000076">
            <text:p>32,20000076</text:p>
          </table:table-cell>
          <table:table-cell office:value-type="float" office:value="0.01799999923">
            <text:p>0,0179999992</text:p>
          </table:table-cell>
          <table:table-cell table:formula="of:=[.B5]/[.C5]" office:value-type="float" office:value="0.0320910955779741">
            <text:p>0,0320910956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266666651">
            <text:p>1,266666651</text:p>
          </table:table-cell>
          <table:table-cell office:value-type="float" office:value="38.96666718">
            <text:p>38,96666718</text:p>
          </table:table-cell>
          <table:table-cell office:value-type="float" office:value="0.02166666463">
            <text:p>0,0216666646</text:p>
          </table:table-cell>
          <table:table-cell table:formula="of:=[.B6]/[.C6]" office:value-type="float" office:value="0.0325064149096674">
            <text:p>0,0325064149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33333349">
            <text:p>1,733333349</text:p>
          </table:table-cell>
          <table:table-cell office:value-type="float" office:value="49.83333206">
            <text:p>49,83333206</text:p>
          </table:table-cell>
          <table:table-cell office:value-type="float" office:value="0.03233333305">
            <text:p>0,0323333331</text:p>
          </table:table-cell>
          <table:table-cell table:formula="of:=[.B7]/[.C7]" office:value-type="float" office:value="0.0347826098987931">
            <text:p>0,0347826099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33333278">
            <text:p>1,933333278</text:p>
          </table:table-cell>
          <table:table-cell office:value-type="float" office:value="60.56666565">
            <text:p>60,56666565</text:p>
          </table:table-cell>
          <table:table-cell office:value-type="float" office:value="0.0370000042">
            <text:p>0,0370000042</text:p>
          </table:table-cell>
          <table:table-cell table:formula="of:=[.B8]/[.C8]" office:value-type="float" office:value="0.0319207481087412">
            <text:p>0,031920748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66666746">
            <text:p>2,166666746</text:p>
          </table:table-cell>
          <table:table-cell office:value-type="float" office:value="72.66666412">
            <text:p>72,66666412</text:p>
          </table:table-cell>
          <table:table-cell office:value-type="float" office:value="0.04466666654">
            <text:p>0,0446666665</text:p>
          </table:table-cell>
          <table:table-cell table:formula="of:=[.B9]/[.C9]" office:value-type="float" office:value="0.0298165158981568">
            <text:p>0,0298165159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66666555">
            <text:p>2,366666555</text:p>
          </table:table-cell>
          <table:table-cell office:value-type="float" office:value="79.76667023">
            <text:p>79,76667023</text:p>
          </table:table-cell>
          <table:table-cell office:value-type="float" office:value="0.05033332855">
            <text:p>0,0503333286</text:p>
          </table:table-cell>
          <table:table-cell table:formula="of:=[.B10]/[.C10]" office:value-type="float" office:value="0.0296698677301676">
            <text:p>0,0296698677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99999905">
            <text:p>2,599999905</text:p>
          </table:table-cell>
          <table:table-cell office:value-type="float" office:value="90.19999695">
            <text:p>90,19999695</text:p>
          </table:table-cell>
          <table:table-cell office:value-type="float" office:value="0.05599999428">
            <text:p>0,0559999943</text:p>
          </table:table-cell>
          <table:table-cell table:formula="of:=[.B11]/[.C11]" office:value-type="float" office:value="0.028824833624343">
            <text:p>0,0288248336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.766666651">
            <text:p>2,766666651</text:p>
          </table:table-cell>
          <table:table-cell table:style-name="Default" office:value-type="float" office:value="94.26667023">
            <text:p>94,26667023</text:p>
          </table:table-cell>
          <table:table-cell table:style-name="Default" office:value-type="float" office:value="0.05833332613">
            <text:p>0,0583333261</text:p>
          </table:table-cell>
          <table:table-cell table:formula="of:=[.B12]/[.C12]" office:value-type="float" office:value="0.0293493622321617">
            <text:p>0,0293493622</text:p>
          </table:table-cell>
          <table:table-cell table:style-name="Default" table:number-columns-repeated="16"/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833333254">
            <text:p>2,833333254</text:p>
          </table:table-cell>
          <table:table-cell office:value-type="float" office:value="105.2666702">
            <text:p>105,2666702</text:p>
          </table:table-cell>
          <table:table-cell office:value-type="float" office:value="0.06266665459">
            <text:p>0,0626666546</text:p>
          </table:table-cell>
          <table:table-cell table:formula="of:=[.B13]/[.C13]" office:value-type="float" office:value="0.0269157678172668">
            <text:p>0,0269157678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033333302">
            <text:p>3,033333302</text:p>
          </table:table-cell>
          <table:table-cell office:value-type="float" office:value="113.1999969">
            <text:p>113,1999969</text:p>
          </table:table-cell>
          <table:table-cell office:value-type="float" office:value="0.06933332235">
            <text:p>0,0693333224</text:p>
          </table:table-cell>
          <table:table-cell table:formula="of:=[.B14]/[.C14]" office:value-type="float" office:value="0.0267962313168579">
            <text:p>0,0267962313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66666651">
            <text:p>3,266666651</text:p>
          </table:table-cell>
          <table:table-cell office:value-type="float" office:value="115.3000031">
            <text:p>115,3000031</text:p>
          </table:table-cell>
          <table:table-cell office:value-type="float" office:value="0.07099998742">
            <text:p>0,0709999874</text:p>
          </table:table-cell>
          <table:table-cell table:formula="of:=[.B15]/[.C15]" office:value-type="float" office:value="0.0283318869312329">
            <text:p>0,0283318869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299999952">
            <text:p>3,299999952</text:p>
          </table:table-cell>
          <table:table-cell office:value-type="float" office:value="119.9000015">
            <text:p>119,9000015</text:p>
          </table:table-cell>
          <table:table-cell office:value-type="float" office:value="0.07533332705">
            <text:p>0,0753333271</text:p>
          </table:table-cell>
          <table:table-cell table:formula="of:=[.B16]/[.C16]" office:value-type="float" office:value="0.0275229350351593">
            <text:p>0,027522935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366666555">
            <text:p>3,366666555</text:p>
          </table:table-cell>
          <table:table-cell office:value-type="float" office:value="129.8000031">
            <text:p>129,8000031</text:p>
          </table:table-cell>
          <table:table-cell office:value-type="float" office:value="0.07866665721">
            <text:p>0,0786666572</text:p>
          </table:table-cell>
          <table:table-cell table:formula="of:=[.B17]/[.C17]" office:value-type="float" office:value="0.0259373380169049">
            <text:p>0,025937338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433333397">
            <text:p>3,433333397</text:p>
          </table:table-cell>
          <table:table-cell office:value-type="float" office:value="146.4333344">
            <text:p>146,4333344</text:p>
          </table:table-cell>
          <table:table-cell office:value-type="float" office:value="0.08599998802">
            <text:p>0,085999988</text:p>
          </table:table-cell>
          <table:table-cell table:formula="of:=[.B18]/[.C18]" office:value-type="float" office:value="0.0234463922512441">
            <text:p>0,0234463923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533333302">
            <text:p>3,533333302</text:p>
          </table:table-cell>
          <table:table-cell office:value-type="float" office:value="157.3999939">
            <text:p>157,3999939</text:p>
          </table:table-cell>
          <table:table-cell office:value-type="float" office:value="0.09166665375">
            <text:p>0,0916666538</text:p>
          </table:table-cell>
          <table:table-cell table:formula="of:=[.B19]/[.C19]" office:value-type="float" office:value="0.0224481158763247">
            <text:p>0,0224481159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float" office:value="3.666666746">
            <text:p>3,666666746</text:p>
          </table:table-cell>
          <table:table-cell table:style-name="Default" office:value-type="float" office:value="161.3333282">
            <text:p>161,3333282</text:p>
          </table:table-cell>
          <table:table-cell table:style-name="Default" office:value-type="float" office:value="0.09799998254">
            <text:p>0,0979999825</text:p>
          </table:table-cell>
          <table:table-cell table:formula="of:=[.B20]/[.C20]" office:value-type="float" office:value="0.0227272739421488">
            <text:p>0,0227272739</text:p>
          </table:table-cell>
          <table:table-cell table:style-name="Default" table:number-columns-repeated="16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766666651">
            <text:p>3,766666651</text:p>
          </table:table-cell>
          <table:table-cell office:value-type="float" office:value="165.3666687">
            <text:p>165,3666687</text:p>
          </table:table-cell>
          <table:table-cell office:value-type="float" office:value="0.1043333113">
            <text:p>0,1043333113</text:p>
          </table:table-cell>
          <table:table-cell table:formula="of:=[.B21]/[.C21]" office:value-type="float" office:value="0.0227776654183758">
            <text:p>0,022777665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20"/>
          <table:table-cell table:number-columns-repeated="100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 table:number-columns-repeated="20"/>
          <table:table-cell table:number-columns-repeated="100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3-03-15T13:42:22</meta:creation-date>
    <meta:generator>LibreOffice/3.5$Linux_x86 LibreOffice_project/350m1$Build-2</meta:generator>
    <dc:date>2013-03-21T11:05:42</dc:date>
    <dc:creator>maxime </dc:creator>
    <meta:editing-duration>PT1H1M53S</meta:editing-duration>
    <meta:editing-cycles>5</meta:editing-cycles>
    <meta:printed-by>maxime </meta:printed-by>
    <meta:print-date>2013-03-21T10:36:20</meta:print-date>
    <meta:document-statistic meta:table-count="3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6cm" svg:y="3.952cm" style:legend-expansion="high" chart:style-name="ch2"/>
        <chart:plot-area chart:style-name="ch3" table:cell-range-address="Feuille1.A1:Feuille1.C21" chart:data-source-has-labels="row" svg:x="0.77cm" svg:y="0.855cm" svg:width="12.267cm" svg:height="7.545cm">
          <chartooo:coordinate-region svg:x="1.577cm" svg:y="1.054cm" svg:width="10.73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Feuille1.B2:Feuille1.B21" chart:label-cell-address="Feuille1.B1:Feuille1.B1" chart:class="chart:scatter">
            <chart:domain table:cell-range-address="Feuille1.A2:Feuille1.A21"/>
            <chart:data-point chart:repeated="20"/>
          </chart:series>
          <chart:series chart:attached-axis="primary-y" chart:style-name="ch8" chart:values-cell-range-address="Feuille1.C2:Feuille1.C21" chart:label-cell-address="Feuille1.C1:Feuille1.C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Bonne</text:p>
                <draw:g>
                  <svg:desc>Feuille1.B1:Feuille1.B1</svg:desc>
                </draw:g>
              </table:table-cell>
              <table:table-cell office:value-type="string">
                <text:p>total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21</svg:desc>
                </draw:g>
              </table:table-cell>
              <table:table-cell office:value-type="float" office:value="0.200000003">
                <text:p>0.200000003</text:p>
                <draw:g>
                  <svg:desc>Feuille1.B2:Feuille1.B21</svg:desc>
                </draw:g>
              </table:table-cell>
              <table:table-cell office:value-type="float" office:value="10.36666679">
                <text:p>10.36666679</text:p>
                <draw:g>
                  <svg:desc>Feuille1.C2:Feuille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333333373">
                <text:p>0.43333333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999999881">
                <text:p>0.6999999881</text:p>
              </table:table-cell>
              <table:table-cell office:value-type="float" office:value="23.43333244">
                <text:p>23.43333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33333302">
                <text:p>1.033333302</text:p>
              </table:table-cell>
              <table:table-cell office:value-type="float" office:value="32.20000076">
                <text:p>32.20000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66666651">
                <text:p>1.266666651</text:p>
              </table:table-cell>
              <table:table-cell office:value-type="float" office:value="38.96666718">
                <text:p>38.96666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33333349">
                <text:p>1.733333349</text:p>
              </table:table-cell>
              <table:table-cell office:value-type="float" office:value="49.83333206">
                <text:p>49.83333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933333278">
                <text:p>1.933333278</text:p>
              </table:table-cell>
              <table:table-cell office:value-type="float" office:value="60.56666565">
                <text:p>60.56666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66666746">
                <text:p>2.166666746</text:p>
              </table:table-cell>
              <table:table-cell office:value-type="float" office:value="72.66666412">
                <text:p>72.66666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366666555">
                <text:p>2.366666555</text:p>
              </table:table-cell>
              <table:table-cell office:value-type="float" office:value="79.76667023">
                <text:p>79.76667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599999905">
                <text:p>2.599999905</text:p>
              </table:table-cell>
              <table:table-cell office:value-type="float" office:value="90.19999695">
                <text:p>90.19999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766666651">
                <text:p>2.766666651</text:p>
              </table:table-cell>
              <table:table-cell office:value-type="float" office:value="94.26667023">
                <text:p>94.26667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833333254">
                <text:p>2.833333254</text:p>
              </table:table-cell>
              <table:table-cell office:value-type="float" office:value="105.2666702">
                <text:p>105.2666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033333302">
                <text:p>3.033333302</text:p>
              </table:table-cell>
              <table:table-cell office:value-type="float" office:value="113.1999969">
                <text:p>113.1999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266666651">
                <text:p>3.266666651</text:p>
              </table:table-cell>
              <table:table-cell office:value-type="float" office:value="115.3000031">
                <text:p>115.3000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299999952">
                <text:p>3.299999952</text:p>
              </table:table-cell>
              <table:table-cell office:value-type="float" office:value="119.9000015">
                <text:p>119.9000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366666555">
                <text:p>3.366666555</text:p>
              </table:table-cell>
              <table:table-cell office:value-type="float" office:value="129.8000031">
                <text:p>129.8000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433333397">
                <text:p>3.433333397</text:p>
              </table:table-cell>
              <table:table-cell office:value-type="float" office:value="146.4333344">
                <text:p>146.4333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533333302">
                <text:p>3.533333302</text:p>
              </table:table-cell>
              <table:table-cell office:value-type="float" office:value="157.3999939">
                <text:p>157.3999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666666746">
                <text:p>3.666666746</text:p>
              </table:table-cell>
              <table:table-cell office:value-type="float" office:value="161.3333282">
                <text:p>161.3333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766666651">
                <text:p>3.766666651</text:p>
              </table:table-cell>
              <table:table-cell office:value-type="float" office:value="165.3666687">
                <text:p>165.3666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